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75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Thumbnails/thumbnail.png" manifest:media-type="image/png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6b5bc9"/>
    </style:style>
    <style:style style:name="P5" style:family="paragraph" style:parent-style-name="Standard">
      <style:text-properties officeooo:rsid="0013ba7a" officeooo:paragraph-rsid="0013cd02"/>
    </style:style>
    <style:style style:name="P6" style:family="paragraph" style:parent-style-name="Standard">
      <style:text-properties officeooo:rsid="0013ba7a" officeooo:paragraph-rsid="006b5bc9"/>
    </style:style>
    <style:style style:name="P7" style:family="paragraph" style:parent-style-name="Standard">
      <style:text-properties officeooo:paragraph-rsid="001b4754"/>
    </style:style>
    <style:style style:name="P8" style:family="paragraph" style:parent-style-name="Standard">
      <style:text-properties officeooo:paragraph-rsid="001ce192"/>
    </style:style>
    <style:style style:name="P9" style:family="paragraph" style:parent-style-name="Standard">
      <style:text-properties officeooo:paragraph-rsid="001fa100"/>
    </style:style>
    <style:style style:name="P10" style:family="paragraph" style:parent-style-name="Standard">
      <style:text-properties officeooo:rsid="0023ea92" officeooo:paragraph-rsid="0023ea92"/>
    </style:style>
    <style:style style:name="P11" style:family="paragraph" style:parent-style-name="Standard">
      <style:text-properties officeooo:rsid="00298ab7" officeooo:paragraph-rsid="00298ab7"/>
    </style:style>
    <style:style style:name="P12" style:family="paragraph" style:parent-style-name="Standard">
      <style:text-properties officeooo:rsid="00298ab7" officeooo:paragraph-rsid="002e3703"/>
    </style:style>
    <style:style style:name="P13" style:family="paragraph" style:parent-style-name="Standard">
      <style:text-properties officeooo:rsid="002b8f69" officeooo:paragraph-rsid="002b8f69"/>
    </style:style>
    <style:style style:name="P14" style:family="paragraph" style:parent-style-name="Standard">
      <style:text-properties officeooo:rsid="002b8f69" officeooo:paragraph-rsid="00c87004"/>
    </style:style>
    <style:style style:name="P15" style:family="paragraph" style:parent-style-name="Standard">
      <style:text-properties officeooo:rsid="002e70e1" officeooo:paragraph-rsid="002e70e1"/>
    </style:style>
    <style:style style:name="P16" style:family="paragraph" style:parent-style-name="Standard">
      <style:text-properties officeooo:rsid="002e70e1" officeooo:paragraph-rsid="006b5bc9"/>
    </style:style>
    <style:style style:name="P17" style:family="paragraph" style:parent-style-name="Standard">
      <style:text-properties officeooo:rsid="002f7dbb" officeooo:paragraph-rsid="0062162e"/>
    </style:style>
    <style:style style:name="P18" style:family="paragraph" style:parent-style-name="Standard">
      <style:text-properties officeooo:rsid="002f7dbb" officeooo:paragraph-rsid="006aa50f"/>
    </style:style>
    <style:style style:name="P19" style:family="paragraph" style:parent-style-name="Standard">
      <style:text-properties officeooo:rsid="002f7dbb" officeooo:paragraph-rsid="006c26ad"/>
    </style:style>
    <style:style style:name="P20" style:family="paragraph" style:parent-style-name="Standard">
      <style:text-properties officeooo:rsid="002f7dbb" officeooo:paragraph-rsid="006c96a8"/>
    </style:style>
    <style:style style:name="P21" style:family="paragraph" style:parent-style-name="Standard">
      <style:text-properties officeooo:rsid="002f7dbb" officeooo:paragraph-rsid="006ce159"/>
    </style:style>
    <style:style style:name="P22" style:family="paragraph" style:parent-style-name="Standard">
      <style:text-properties officeooo:rsid="002f7dbb" officeooo:paragraph-rsid="00c7af19"/>
    </style:style>
    <style:style style:name="P23" style:family="paragraph" style:parent-style-name="Standard">
      <style:text-properties officeooo:rsid="0030255c" officeooo:paragraph-rsid="0030255c"/>
    </style:style>
    <style:style style:name="P24" style:family="paragraph" style:parent-style-name="Standard">
      <style:text-properties officeooo:rsid="0030255c" officeooo:paragraph-rsid="006aa50f"/>
    </style:style>
    <style:style style:name="P25" style:family="paragraph" style:parent-style-name="Standard">
      <style:text-properties officeooo:rsid="0030255c" officeooo:paragraph-rsid="006b5bc9"/>
    </style:style>
    <style:style style:name="P26" style:family="paragraph" style:parent-style-name="Standard">
      <style:text-properties officeooo:rsid="0030255c" officeooo:paragraph-rsid="006e904c"/>
    </style:style>
    <style:style style:name="P27" style:family="paragraph" style:parent-style-name="Standard">
      <style:text-properties officeooo:rsid="0030255c" officeooo:paragraph-rsid="009eb43a"/>
    </style:style>
    <style:style style:name="P28" style:family="paragraph" style:parent-style-name="Standard">
      <style:text-properties officeooo:rsid="0030255c" officeooo:paragraph-rsid="00c67e96"/>
    </style:style>
    <style:style style:name="P29" style:family="paragraph" style:parent-style-name="Standard">
      <style:text-properties officeooo:rsid="0030d99f" officeooo:paragraph-rsid="0093a2a6"/>
    </style:style>
    <style:style style:name="P30" style:family="paragraph" style:parent-style-name="Standard">
      <style:text-properties officeooo:rsid="0030d99f" officeooo:paragraph-rsid="006aa50f"/>
    </style:style>
    <style:style style:name="P31" style:family="paragraph" style:parent-style-name="Standard">
      <style:text-properties officeooo:paragraph-rsid="0030d99f"/>
    </style:style>
    <style:style style:name="P32" style:family="paragraph" style:parent-style-name="Standard">
      <style:text-properties officeooo:paragraph-rsid="00333b02"/>
    </style:style>
    <style:style style:name="P33" style:family="paragraph" style:parent-style-name="Standard">
      <style:text-properties officeooo:rsid="00333b02" officeooo:paragraph-rsid="00433466"/>
    </style:style>
    <style:style style:name="P34" style:family="paragraph" style:parent-style-name="Standard">
      <style:text-properties officeooo:rsid="003c13b4" officeooo:paragraph-rsid="003c13b4"/>
    </style:style>
    <style:style style:name="P35" style:family="paragraph" style:parent-style-name="Standard">
      <style:text-properties officeooo:rsid="0041f697" officeooo:paragraph-rsid="0041f697"/>
    </style:style>
    <style:style style:name="P36" style:family="paragraph" style:parent-style-name="Standard">
      <style:text-properties officeooo:rsid="0041f697" officeooo:paragraph-rsid="00740e47"/>
    </style:style>
    <style:style style:name="P37" style:family="paragraph" style:parent-style-name="Standard">
      <style:text-properties officeooo:rsid="0041f697" officeooo:paragraph-rsid="0093a2a6"/>
    </style:style>
    <style:style style:name="P38" style:family="paragraph" style:parent-style-name="Standard">
      <style:text-properties officeooo:rsid="0041f697" officeooo:paragraph-rsid="00c7af19"/>
    </style:style>
    <style:style style:name="P39" style:family="paragraph" style:parent-style-name="Standard">
      <style:text-properties officeooo:rsid="0047032a" officeooo:paragraph-rsid="0062162e"/>
    </style:style>
    <style:style style:name="P40" style:family="paragraph" style:parent-style-name="Standard">
      <style:text-properties officeooo:rsid="0047032a" officeooo:paragraph-rsid="00792785"/>
    </style:style>
    <style:style style:name="P41" style:family="paragraph" style:parent-style-name="Standard">
      <style:text-properties officeooo:rsid="0047032a" officeooo:paragraph-rsid="00abff4e"/>
    </style:style>
    <style:style style:name="P42" style:family="paragraph" style:parent-style-name="Standard">
      <style:text-properties officeooo:rsid="0047032a" officeooo:paragraph-rsid="00c87004"/>
    </style:style>
    <style:style style:name="P43" style:family="paragraph" style:parent-style-name="Standard">
      <style:text-properties officeooo:rsid="0047032a" officeooo:paragraph-rsid="006380e0"/>
    </style:style>
    <style:style style:name="P44" style:family="paragraph" style:parent-style-name="Standard">
      <style:text-properties officeooo:rsid="0047032a" officeooo:paragraph-rsid="00ca450b"/>
    </style:style>
    <style:style style:name="P45" style:family="paragraph" style:parent-style-name="Standard">
      <style:text-properties officeooo:rsid="005822aa" officeooo:paragraph-rsid="005822aa"/>
    </style:style>
    <style:style style:name="P46" style:family="paragraph" style:parent-style-name="Standard">
      <style:text-properties officeooo:rsid="005822aa" officeooo:paragraph-rsid="006b5bc9"/>
    </style:style>
    <style:style style:name="P47" style:family="paragraph" style:parent-style-name="Standard">
      <style:text-properties officeooo:rsid="0062162e" officeooo:paragraph-rsid="0062162e"/>
    </style:style>
    <style:style style:name="P48" style:family="paragraph" style:parent-style-name="Standard">
      <style:text-properties officeooo:rsid="0062162e" officeooo:paragraph-rsid="006b5bc9"/>
    </style:style>
    <style:style style:name="P49" style:family="paragraph" style:parent-style-name="Standard">
      <style:text-properties officeooo:paragraph-rsid="0062162e"/>
    </style:style>
    <style:style style:name="P50" style:family="paragraph" style:parent-style-name="Standard">
      <style:text-properties officeooo:paragraph-rsid="006380e0"/>
    </style:style>
    <style:style style:name="P51" style:family="paragraph" style:parent-style-name="Standard">
      <style:text-properties officeooo:paragraph-rsid="0047032a"/>
    </style:style>
    <style:style style:name="P52" style:family="paragraph" style:parent-style-name="Standard">
      <style:text-properties officeooo:rsid="005d3d16" officeooo:paragraph-rsid="006b5bc9"/>
    </style:style>
    <style:style style:name="P53" style:family="paragraph" style:parent-style-name="Standard">
      <style:text-properties officeooo:rsid="005d3d16" officeooo:paragraph-rsid="007025f2"/>
    </style:style>
    <style:style style:name="P54" style:family="paragraph" style:parent-style-name="Standard">
      <style:text-properties officeooo:rsid="006aa50f" officeooo:paragraph-rsid="006aa50f"/>
    </style:style>
    <style:style style:name="P55" style:family="paragraph" style:parent-style-name="Standard">
      <style:text-properties officeooo:paragraph-rsid="006b5bc9"/>
    </style:style>
    <style:style style:name="P56" style:family="paragraph" style:parent-style-name="Standard">
      <style:text-properties officeooo:rsid="002f0427" officeooo:paragraph-rsid="006b5bc9"/>
    </style:style>
    <style:style style:name="P57" style:family="paragraph" style:parent-style-name="Standard">
      <style:text-properties officeooo:rsid="006b5bc9" officeooo:paragraph-rsid="006b5bc9"/>
    </style:style>
    <style:style style:name="P58" style:family="paragraph" style:parent-style-name="Standard">
      <style:text-properties officeooo:rsid="007025f2" officeooo:paragraph-rsid="007025f2"/>
    </style:style>
    <style:style style:name="P59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60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61" style:family="paragraph" style:parent-style-name="Standard">
      <style:text-properties officeooo:rsid="007c7c90" officeooo:paragraph-rsid="007c7c90"/>
    </style:style>
    <style:style style:name="P62" style:family="paragraph" style:parent-style-name="Standard">
      <style:text-properties officeooo:rsid="001a560d" officeooo:paragraph-rsid="001a560d"/>
    </style:style>
    <style:style style:name="P63" style:family="paragraph" style:parent-style-name="Standard">
      <style:text-properties officeooo:rsid="006ce159" officeooo:paragraph-rsid="006c26ad"/>
    </style:style>
    <style:style style:name="P64" style:family="paragraph" style:parent-style-name="Standard">
      <style:text-properties officeooo:paragraph-rsid="00953d61"/>
    </style:style>
    <style:style style:name="P65" style:family="paragraph" style:parent-style-name="Standard">
      <style:text-properties officeooo:paragraph-rsid="00983ce0"/>
    </style:style>
    <style:style style:name="P66" style:family="paragraph" style:parent-style-name="Standard">
      <style:text-properties officeooo:rsid="009d7745" officeooo:paragraph-rsid="009d7745"/>
    </style:style>
    <style:style style:name="P67" style:family="paragraph" style:parent-style-name="Standard">
      <style:text-properties officeooo:paragraph-rsid="006c96a8"/>
    </style:style>
    <style:style style:name="P68" style:family="paragraph" style:parent-style-name="Standard">
      <style:text-properties officeooo:rsid="009f4918" officeooo:paragraph-rsid="00a22cfe"/>
    </style:style>
    <style:style style:name="P69" style:family="paragraph" style:parent-style-name="Standard">
      <style:text-properties officeooo:rsid="00aa3ca6" officeooo:paragraph-rsid="00aa3ca6"/>
    </style:style>
    <style:style style:name="P70" style:family="paragraph" style:parent-style-name="Standard">
      <style:text-properties officeooo:paragraph-rsid="00b2e5f8"/>
    </style:style>
    <style:style style:name="P71" style:family="paragraph" style:parent-style-name="Standard">
      <style:text-properties officeooo:rsid="0047dae3" officeooo:paragraph-rsid="0047dae3"/>
    </style:style>
    <style:style style:name="P72" style:family="paragraph" style:parent-style-name="Standard">
      <style:text-properties officeooo:rsid="001ce192" officeooo:paragraph-rsid="000ffb35"/>
    </style:style>
    <style:style style:name="P73" style:family="paragraph" style:parent-style-name="Standard">
      <style:text-properties officeooo:rsid="00b8f63d" officeooo:paragraph-rsid="00b8f63d"/>
    </style:style>
    <style:style style:name="P74" style:family="paragraph" style:parent-style-name="Standard">
      <style:text-properties officeooo:rsid="00b9b6a8" officeooo:paragraph-rsid="00b9b6a8"/>
    </style:style>
    <style:style style:name="P75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76" style:family="paragraph" style:parent-style-name="Standard">
      <style:text-properties style:font-name="Liberation Mono1" fo:font-size="11pt" fo:font-style="normal" fo:font-weight="normal" officeooo:rsid="00b9b6a8" officeooo:paragraph-rsid="00953d61" style:font-size-asian="11pt" style:font-style-asian="normal" style:font-weight-asian="normal"/>
    </style:style>
    <style:style style:name="P77" style:family="paragraph" style:parent-style-name="Standard">
      <style:text-properties officeooo:rsid="007227ab" officeooo:paragraph-rsid="0062162e"/>
    </style:style>
    <style:style style:name="P78" style:family="paragraph" style:parent-style-name="Standard">
      <style:text-properties officeooo:rsid="00c67e96" officeooo:paragraph-rsid="00c67e96"/>
    </style:style>
    <style:style style:name="P79" style:family="paragraph" style:parent-style-name="Standard">
      <style:text-properties officeooo:rsid="00c7bf39" officeooo:paragraph-rsid="001b4754"/>
    </style:style>
    <style:style style:name="P80" style:family="paragraph" style:parent-style-name="Standard">
      <style:text-properties officeooo:rsid="00c7bf39" officeooo:paragraph-rsid="00c7bf39"/>
    </style:style>
    <style:style style:name="P81" style:family="paragraph" style:parent-style-name="Standard">
      <style:text-properties officeooo:paragraph-rsid="00c87004"/>
    </style:style>
    <style:style style:name="P82" style:family="paragraph" style:parent-style-name="Standard">
      <style:text-properties officeooo:rsid="00ca450b" officeooo:paragraph-rsid="00ca450b"/>
    </style:style>
    <style:style style:name="P83" style:family="paragraph" style:parent-style-name="Standard">
      <style:text-properties officeooo:rsid="0017bfa1" officeooo:paragraph-rsid="006b5bc9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officeooo:rsid="004a799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4d63dc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4a799c" style:font-style-asian="normal" style:font-style-complex="normal"/>
    </style:style>
    <style:style style:name="T25" style:family="text">
      <style:text-properties fo:font-style="normal" officeooo:rsid="004d63dc" style:font-style-asian="normal" style:font-style-complex="normal"/>
    </style:style>
    <style:style style:name="T26" style:family="text">
      <style:text-properties fo:font-style="normal" officeooo:rsid="005995f1" style:font-style-asian="normal" style:font-style-complex="normal"/>
    </style:style>
    <style:style style:name="T27" style:family="text">
      <style:text-properties fo:font-style="normal" officeooo:rsid="005c510d" style:font-style-asian="normal" style:font-style-complex="normal"/>
    </style:style>
    <style:style style:name="T28" style:family="text">
      <style:text-properties fo:font-style="normal" officeooo:rsid="0062162e" style:font-style-asian="normal" style:font-style-complex="normal"/>
    </style:style>
    <style:style style:name="T29" style:family="text">
      <style:text-properties fo:font-style="normal" officeooo:rsid="006b5bc9" style:font-style-asian="normal" style:font-style-complex="normal"/>
    </style:style>
    <style:style style:name="T30" style:family="text">
      <style:text-properties fo:font-style="normal" officeooo:rsid="006e904c" style:font-style-asian="normal" style:font-style-complex="normal"/>
    </style:style>
    <style:style style:name="T31" style:family="text">
      <style:text-properties fo:font-style="normal" officeooo:rsid="00a22cfe" style:font-style-asian="normal" style:font-style-complex="normal"/>
    </style:style>
    <style:style style:name="T32" style:family="text">
      <style:text-properties officeooo:rsid="0056281f"/>
    </style:style>
    <style:style style:name="T33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4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5" style:family="text">
      <style:text-properties officeooo:rsid="005822aa"/>
    </style:style>
    <style:style style:name="T36" style:family="text">
      <style:text-properties officeooo:rsid="00605f5e"/>
    </style:style>
    <style:style style:name="T37" style:family="text">
      <style:text-properties officeooo:rsid="006380e0"/>
    </style:style>
    <style:style style:name="T38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7dd07f" style:font-size-asian="12pt" style:font-style-asian="normal" style:font-weight-asian="normal" style:font-size-complex="12pt"/>
    </style:style>
    <style:style style:name="T43" style:family="text">
      <style:text-properties style:font-name="Liberation Serif" fo:font-size="12pt" fo:font-style="normal" fo:font-weight="normal" officeooo:rsid="008f16cb" style:font-size-asian="12pt" style:font-style-asian="normal" style:font-weight-asian="normal" style:font-size-complex="12pt"/>
    </style:style>
    <style:style style:name="T44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5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6" style:family="text">
      <style:text-properties officeooo:rsid="0062162e"/>
    </style:style>
    <style:style style:name="T47" style:family="text">
      <style:text-properties officeooo:rsid="006b5bc9"/>
    </style:style>
    <style:style style:name="T48" style:family="text">
      <style:text-properties officeooo:rsid="006c96a8"/>
    </style:style>
    <style:style style:name="T49" style:family="text">
      <style:text-properties officeooo:rsid="006ce159"/>
    </style:style>
    <style:style style:name="T50" style:family="text">
      <style:text-properties officeooo:rsid="006e904c"/>
    </style:style>
    <style:style style:name="T51" style:family="text">
      <style:text-properties officeooo:rsid="007025f2"/>
    </style:style>
    <style:style style:name="T52" style:family="text">
      <style:text-properties officeooo:rsid="00760b4d"/>
    </style:style>
    <style:style style:name="T53" style:family="text">
      <style:text-properties officeooo:rsid="00838c62"/>
    </style:style>
    <style:style style:name="T54" style:family="text">
      <style:text-properties officeooo:rsid="00953d61"/>
    </style:style>
    <style:style style:name="T55" style:family="text">
      <style:text-properties officeooo:rsid="00983ce0"/>
    </style:style>
    <style:style style:name="T56" style:family="text">
      <style:text-properties officeooo:rsid="009eb43a"/>
    </style:style>
    <style:style style:name="T57" style:family="text">
      <style:text-properties officeooo:rsid="00a00e39"/>
    </style:style>
    <style:style style:name="T58" style:family="text">
      <style:text-properties officeooo:rsid="00a4e2f3"/>
    </style:style>
    <style:style style:name="T59" style:family="text">
      <style:text-properties officeooo:rsid="00abff4e"/>
    </style:style>
    <style:style style:name="T60" style:family="text">
      <style:text-properties officeooo:rsid="00b153a3"/>
    </style:style>
    <style:style style:name="T61" style:family="text">
      <style:text-properties officeooo:rsid="00b2e5f8"/>
    </style:style>
    <style:style style:name="T62" style:family="text">
      <style:text-properties officeooo:rsid="00b3ceac"/>
    </style:style>
    <style:style style:name="T63" style:family="text">
      <style:text-properties officeooo:rsid="00bfa910"/>
    </style:style>
    <style:style style:name="T64" style:family="text">
      <style:text-properties officeooo:rsid="00c5aa9d"/>
    </style:style>
    <style:style style:name="T65" style:family="text">
      <style:text-properties officeooo:rsid="00c67e96"/>
    </style:style>
    <style:style style:name="T66" style:family="text">
      <style:text-properties officeooo:rsid="00c7af19"/>
    </style:style>
    <style:style style:name="T67" style:family="text">
      <style:text-properties officeooo:rsid="00ca450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A generalized Llewellyn Thomas algorithm for solving banded cyclic/periodic matrices: 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7">eg.</text:span> :</text:p>
      <text:p text:style-name="P3"><draw:frame draw:style-name="fr1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1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62">A periodic version of a banded matrix can come from periodic boundary conditions. In these cases, none of the coefficients above are zero, whereas in a “regular” banded matrix, the boundary conditions make the off diagonal terms 0. </text:p>
      <text:p text:style-name="P5"/>
      <text:p text:style-name="P7"><text:span text:style-name="T6">For the first example, the three (m=3) point equation </text:span><draw:frame draw:style-name="fr1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7"/>
      <text:p text:style-name="P7"><draw:frame draw:style-name="fr2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79"/>
      <text:p text:style-name="P7"/>
      <text:p text:style-name="P32">The system can be solved in O[n] with the following algorithm. Starting with the 1st and nth equations and working inwards to the 2nd and n-1st an so on, for the jth pair of equations <text:s/>we can write:</text:p>
      <text:p text:style-name="P32">for <text:s/><text:span text:style-name="T12">j:{2,3,4…} 1 &lt; j &lt; n/2 <text:s/></text:span></text:p>
      <text:p text:style-name="P2"/>
      <text:p text:style-name="P2"/>
      <text:p text:style-name="P2"><draw:frame draw:style-name="fr2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3">which we rewrite as</text:p>
      <text:p text:style-name="P2"/>
      <text:p text:style-name="P2"><draw:frame draw:style-name="fr2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70">for <text:s/><text:span text:style-name="T12">j:{1,2,3,4…} 0 &lt; j &lt; n/2 </text:span></text:p>
      <text:p text:style-name="P32"><text:span text:style-name="T61">defining</text:span> <draw:frame draw:style-name="fr2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2"/>
      <text:p text:style-name="P74">then we have</text:p>
      <text:p text:style-name="P32"><draw:frame draw:style-name="fr2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2"/>
      <text:p text:style-name="P32">and <draw:frame draw:style-name="fr2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62">because at j=1:</text:span></text:p>
      <text:p text:style-name="P32"/>
      <text:p text:style-name="P32"><text:soft-page-break/><draw:frame draw:style-name="fr2" draw:name="Object53" text:anchor-type="as-char" svg:y="-0.2744in" svg:width="3.4902in" svg:height="0.5016in" draw:z-index="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5">Each pair is solved for in terms of the inner next pair of values. <text:s/>Using the first equation with j=1 yields the result for the second equation for j=2 by solving a 2x2 system of equations. <text:s/>Using the matrix A<text:span text:style-name="T1">1</text:span> and vector v<text:span text:style-name="T1">1</text:span>, <text:s/>the process is iterated repeatedly almost n/2 times, <text:span text:style-name="T55">solving for all the <text:s/>A</text:span><text:span text:style-name="T2">j <text:s/></text:span><text:span text:style-name="T55">and <text:s/>v</text:span><text:span text:style-name="T2">j </text:span>. </text:p>
      <text:p text:style-name="P65"/>
      <text:p text:style-name="P65">At the center of the matrix we have to solve either a 2x2 system of equations if n is even or a 3x3 system if n is odd. <text:s/>If n is even the final equation becomes, with j=n/2:</text:p>
      <text:p text:style-name="P2"/>
      <text:p text:style-name="P64"><draw:frame draw:style-name="fr2" draw:name="Object21" text:anchor-type="as-char" svg:y="-0.2992in" svg:width="6.3717in" svg:height="0.55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4">which is <text:span text:style-name="T54">a </text:span>2x2 system solvable for the middle two second derivatives. <text:s/></text:p>
      <text:p text:style-name="P76"/>
      <text:p text:style-name="P75"/>
      <text:p text:style-name="P31">If n is odd, <text:span text:style-name="T16">the middle term is included</text:span>:</text:p>
      <text:p text:style-name="P2"/>
      <text:p text:style-name="P72"><draw:frame draw:style-name="fr2" draw:name="Object32" text:anchor-type="as-char" svg:y="-0.6354in" svg:width="3.8138in" svg:height="1.2701in" draw:z-index="2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2"/>
      <text:p text:style-name="P71">With</text:p>
      <text:p text:style-name="P33"/>
      <text:p text:style-name="P34"><draw:frame draw:style-name="fr1" draw:name="Object44" text:anchor-type="as-char" svg:y="-0.3937in" svg:width="3.8854in" svg:height="0.7307in" draw:z-index="23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4"/>
      <text:p text:style-name="P34"><draw:frame draw:style-name="fr2" draw:name="Object45" text:anchor-type="as-char" svg:y="-0.4035in" svg:width="5.6437in" svg:height="0.7602in" draw:z-index="24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73"/>
      <text:p text:style-name="P73">or, <text:span text:style-name="T63">writing the components of </text:span><text:span text:style-name="T63"><draw:frame draw:style-name="fr1" draw:name="Object74" text:anchor-type="as-char" svg:y="-0.1634in" svg:width="0.3862in" svg:height="0.2236in" draw:z-index="25"><draw:object xlink:href="./Object 74" xlink:type="simple" xlink:show="embed" xlink:actuate="onLoad"/><draw:image xlink:href="./ObjectReplacements/Object 74" xlink:type="simple" xlink:show="embed" xlink:actuate="onLoad"/></draw:frame></text:span><text:span text:style-name="T63">explicitly:</text:span></text:p>
      <text:p text:style-name="P34"/>
      <text:p text:style-name="P34"><draw:frame draw:style-name="fr2" draw:name="Object68" text:anchor-type="as-char" svg:y="-0.4417in" svg:width="4.0929in" svg:height="0.8134in" draw:z-index="26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51"/>
      <text:p text:style-name="P54">We can then solve for all of the <draw:frame draw:style-name="fr1" draw:name="Object34" text:anchor-type="as-char" svg:y="-0.1484in" svg:width="0.2063in" svg:height="0.2091in" draw:z-index="27"><draw:object xlink:href="./Object 34" xlink:type="simple" xlink:show="embed" xlink:actuate="onLoad"/><draw:image xlink:href="./ObjectReplacements/Object 34" xlink:type="simple" xlink:show="embed" xlink:actuate="onLoad"/></draw:frame><text:span text:style-name="T60">by back substitution using </text:span><text:span text:style-name="T60"><draw:frame draw:style-name="fr2" draw:name="Object31" text:anchor-type="as-char" svg:y="-0.2992in" svg:width="2.1575in" svg:height="0.552in" draw:z-index="28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51"/>
      <text:p text:style-name="P51"><text:soft-page-break/></text:p>
      <text:p text:style-name="P9"><text:span text:style-name="T13">Similarly, the m=5 point scheme </text:span><draw:frame draw:style-name="fr1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9"/>
      <text:p text:style-name="P1"><draw:frame draw:style-name="fr2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0">We can then write, <text:span text:style-name="T10">for any set of 4 equations j</text:span>:</text:p>
      <text:p text:style-name="P10"/>
      <text:p text:style-name="P10"><draw:frame draw:style-name="fr2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8"/>
      <text:p text:style-name="P11">where we can <text:span text:style-name="T9">define</text:span> </text:p>
      <text:p text:style-name="P11"/>
      <text:p text:style-name="P12"><draw:frame draw:style-name="fr2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2" draw:name="Object15" text:anchor-type="as-char" svg:y="-0.4701in" svg:width="1.978in" svg:height="0.8571in" draw:z-index="29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1"/>
      <text:p text:style-name="P13">and then</text:p>
      <text:p text:style-name="P13"/>
      <text:p text:style-name="P14"><draw:frame draw:style-name="fr2" draw:name="Object11" text:anchor-type="as-char" svg:y="-1.0638in" svg:width="5.5016in" svg:height="2.150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81"><text:span text:style-name="T29">W</text:span><text:span text:style-name="T24">e </text:span><text:span text:style-name="T29">then </text:span><text:span text:style-name="T24">have either 5,6 or 7 rows left after iterating the recurrence relations: <text:s/></text:span><text:span text:style-name="T28">for example with </text:span><text:span text:style-name="T26">6 rows w</text:span><text:span text:style-name="T27">ith </text:span><text:span text:style-name="T26">j=n/2-2 ? </text:span><text:span text:style-name="T31">(n-1)/2 </text:span><text:span text:style-name="T27">w</text:span><text:span text:style-name="T26">e have:</text:span></text:p>
      <text:p text:style-name="P81"><text:soft-page-break/><draw:frame draw:style-name="fr1" draw:name="Object42" text:anchor-type="as-char" svg:y="-0.7925in" svg:width="7.2256in" svg:height="1.5374in" draw:z-index="30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5"/>
      <text:p text:style-name="P55"/>
      <text:p text:style-name="P52">but </text:p>
      <text:p text:style-name="P52"/>
      <text:p text:style-name="P52"><draw:frame draw:style-name="fr1" draw:name="Object37" text:anchor-type="as-char" svg:y="-0.7516in" svg:width="4.6335in" svg:height="1.4571in" draw:z-index="31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5"/>
      <text:p text:style-name="P52">and <text:span text:style-name="T36">so</text:span></text:p>
      <text:p text:style-name="P52"/>
      <text:p text:style-name="P24"><draw:frame draw:style-name="fr1" draw:name="Object49" text:anchor-type="as-char" svg:y="-1.5189in" svg:width="5.1453in" svg:height="3.0839in" draw:z-index="32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4"/>
      <text:p text:style-name="P24"/>
      <text:p text:style-name="P69">and <text:span text:style-name="T14"><draw:frame draw:style-name="fr1" draw:name="Object41" text:anchor-type="as-char" svg:y="-0.7516in" svg:width="6.4319in" svg:height="1.4571in" draw:z-index="33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24"><text:soft-page-break/></text:p>
      <text:p text:style-name="P24"/>
      <text:p text:style-name="P57">We can workout similar formulae for <text:span text:style-name="T46">5 and 7 </text:span>rows left, with:<text:span text:style-name="T46"> </text:span></text:p>
      <text:p text:style-name="P56"/>
      <text:p text:style-name="P55"><text:span text:style-name="T33"><draw:frame draw:style-name="fr1" draw:name="Object36" text:anchor-type="as-char" svg:y="-0.6681in" svg:width="3.0854in" svg:height="1.2898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3"><text:s/></text:span><text:span text:style-name="T32">with 5 rows</text:span></text:p>
      <text:p text:style-name="P55"/>
      <text:p text:style-name="P55"/>
      <text:p text:style-name="P48">and</text:p>
      <text:p text:style-name="P55"/>
      <text:p text:style-name="P55"><draw:frame draw:style-name="fr1" draw:name="Object43" text:anchor-type="as-char" svg:y="-0.928in" svg:width="4.0874in" svg:height="1.8098in" draw:z-index="35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5">with 7 rows</text:span></text:p>
      <text:p text:style-name="P25"/>
      <text:p text:style-name="P24"/>
      <text:p text:style-name="P28">Writing more generally, <text:span text:style-name="T15">if we write </text:span>the first equation <text:span text:style-name="T65">corresponding to the 3 point formula</text:span></text:p>
      <text:p text:style-name="P28"/>
      <text:p text:style-name="P28"><draw:frame draw:style-name="fr2" draw:name="Object75" text:anchor-type="as-char" svg:y="-0.2744in" svg:width="5.0811in" svg:height="0.5016in" draw:z-index="36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8"/>
      <text:p text:style-name="P78">as</text:p>
      <text:p text:style-name="P18"/>
      <text:p text:style-name="P19"><draw:frame draw:style-name="fr1" draw:name="Object16" text:anchor-type="as-char" svg:y="-0.1744in" svg:width="1.952in" svg:height="0.2346in" draw:z-index="37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4">and defining </text:span><text:span text:style-name="T64"><draw:frame draw:style-name="fr1" draw:name="Object58" text:anchor-type="as-char" svg:y="-0.2598in" svg:width="0.972in" svg:height="0.4083in" draw:z-index="38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9"/>
      <text:p text:style-name="P21"><text:span text:style-name="T14">where</text:span><text:span text:style-name="T14"><draw:frame draw:style-name="fr1" draw:name="Object22" text:anchor-type="as-char" svg:y="-0.1484in" svg:width="0.2339in" svg:height="0.2091in" draw:z-index="39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1"/>
      <text:p text:style-name="P27"><draw:frame draw:style-name="fr1" draw:name="Object33" text:anchor-type="as-char" svg:y="-0.152in" svg:width="6.1752in" svg:height="0.222in" draw:z-index="40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7"><text:s/></text:p>
      <text:p text:style-name="P22"><text:span text:style-name="T56">with <text:s text:c="2"/></text:span><text:span text:style-name="T56"><draw:frame draw:style-name="fr1" draw:name="Object73" text:anchor-type="as-char" svg:y="-0.1744in" svg:width="0.2409in" svg:height="0.2346in" draw:z-index="41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6">defined similarly so that </text:span><text:span text:style-name="T56"><draw:frame draw:style-name="fr1" draw:name="Object72" text:anchor-type="as-char" svg:y="-0.1744in" svg:width="1.1972in" svg:height="0.2346in" draw:z-index="42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6">are defined for jj every j KU apart.</text:span></text:p>
      <text:p text:style-name="P19"/>
      <text:p text:style-name="P21"><text:span text:style-name="T49">Substituting</text:span><draw:frame draw:style-name="fr1" draw:name="Object59" text:anchor-type="as-char" svg:y="-0.1634in" svg:width="0.2807in" svg:height="0.2236in" draw:z-index="43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8">and <text:s/></text:span><text:span text:style-name="T48"><draw:frame draw:style-name="fr1" draw:name="Object60" text:anchor-type="as-char" svg:y="-0.1484in" svg:width="0.2402in" svg:height="0.2091in" draw:z-index="44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8">defined as:</text:span></text:p>
      <text:p text:style-name="P21"/>
      <text:p text:style-name="P21"><draw:frame draw:style-name="fr1" draw:name="Object61" text:anchor-type="as-char" svg:y="-0.1634in" svg:width="1.4909in" svg:height="0.2362in" draw:z-index="45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5"><text:s/></text:span></text:p>
      <text:p text:style-name="P63">results in the second equation as</text:p>
      <text:p text:style-name="P19"/>
      <text:p text:style-name="P19"><text:soft-page-break/><text:span text:style-name="T14"><text:s/></text:span><text:span text:style-name="T14"><draw:frame draw:style-name="fr1" draw:name="Object24" text:anchor-type="as-char" svg:y="-0.1752in" svg:width="2.6839in" svg:height="0.2472in" draw:z-index="46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59"/>
      <text:p text:style-name="P20"><text:span text:style-name="T40">Using the </text:span><text:span text:style-name="T41">definition of </text:span><text:span text:style-name="T38"><draw:frame draw:style-name="fr1" draw:name="Object39" text:anchor-type="as-char" svg:y="-0.1634in" svg:width="0.2807in" svg:height="0.2236in" draw:z-index="47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40">and <text:s/></text:span><text:span text:style-name="T40"><draw:frame draw:style-name="fr1" draw:name="Object46" text:anchor-type="as-char" svg:y="-0.1484in" svg:width="0.2402in" svg:height="0.2091in" draw:z-index="52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40"><text:s/>and the second equation we can recognize </text:span><text:span text:style-name="T41">the recurrence relatio</text:span><text:span text:style-name="T40">ns:</text:span></text:p>
      <text:p text:style-name="P20"/>
      <text:p text:style-name="P20"><draw:frame draw:style-name="fr1" draw:name="Object25" text:anchor-type="as-char" svg:y="-0.2008in" svg:width="1.7965in" svg:height="0.2728in" draw:z-index="5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0"/>
      <text:p text:style-name="P67"><draw:frame draw:style-name="fr1" draw:name="Object26" text:anchor-type="as-char" svg:y="-0.2008in" svg:width="2.322in" svg:height="0.2736in" draw:z-index="5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7"/>
      <text:p text:style-name="P30">which are solved every j<text:span text:style-name="T66">j</text:span>, reducing the number of equations by <text:span text:style-name="T47">(m-1)</text:span> <text:span text:style-name="T49">each iteration with <text:s/></text:span><text:span text:style-name="T33"><draw:frame draw:style-name="fr1" draw:name="Object56" text:anchor-type="as-char" svg:y="-0.2937in" svg:width="1.5654in" svg:height="0.5256in" draw:z-index="5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3"><text:s/></text:span><text:span text:style-name="T39">an </text:span><text:span text:style-name="T34">(</text:span><text:span text:style-name="T39">m-1)x(m-1) </text:span><text:span text:style-name="T42">circul</text:span><text:span text:style-name="T43">ar permutation</text:span><text:span text:style-name="T42"> </text:span><text:span text:style-name="T39">matrix and </text:span><text:span text:style-name="T39"><draw:frame draw:style-name="fr1" draw:name="Object57" text:anchor-type="as-char" svg:y="-0.1626in" svg:width="0.528in" svg:height="0.2319in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9">the </text:span><text:span text:style-name="T44">(m-1)/2x(m-1)/2</text:span><text:span text:style-name="T39"> identity matrix. </text:span></text:p>
      <text:p text:style-name="P30"/>
      <text:p text:style-name="P35"/>
      <text:p text:style-name="P37">At the center of the <text:span text:style-name="T66">system </text:span>matrix, if modulo(n,m-<text:span text:style-name="T17">1</text:span>) <text:span text:style-name="T58">=0</text:span>, then <text:span text:style-name="T15"><draw:frame draw:style-name="fr1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1" draw:name="Object47" text:anchor-type="as-char" svg:y="-0.172in" svg:width="0.9465in" svg:height="0.2327in" draw:z-index="57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37"/>
      <text:p text:style-name="P29">so that the final inner values are given by</text:p>
      <text:p text:style-name="P36"/>
      <text:p text:style-name="P38"><draw:frame draw:style-name="fr1" draw:name="Object38" text:anchor-type="as-char" svg:y="-0.2008in" svg:width="2.7866in" svg:height="0.2736in" draw:z-index="58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52">for the last 2*(m-1) values. <text:s/>More generally, i</text:span>f </text:p>
      <text:p text:style-name="P38">modulo(n,m-<text:span text:style-name="T50">1</text:span>) <text:span text:style-name="T20">= p </text:span><text:s/><text:span text:style-name="T23">/= 0,</text:span><text:span text:style-name="T22"> </text:span><text:span text:style-name="T21"><text:s/></text:span><text:span text:style-name="T24">we have </text:span><text:span text:style-name="T30"><text:s/></text:span><text:span text:style-name="T24">m-</text:span><text:span text:style-name="T30">1</text:span><text:span text:style-name="T24">+p rows lef</text:span><text:span text:style-name="T25">t. <text:s/></text:span><text:span text:style-name="T30">The central rows can be written</text:span></text:p>
      <text:p text:style-name="P60"/>
      <text:p text:style-name="P41"><draw:frame draw:style-name="fr1" draw:name="Object28" text:anchor-type="as-char" svg:y="-0.1484in" svg:width="1.7256in" svg:height="0.2091in" draw:z-index="59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59">with <text:s/>j=(n-m-p+2)/2</text:span></text:p>
      <text:p text:style-name="P26"/>
      <text:p text:style-name="P58">We can then state that these central values are given by:</text:p>
      <text:p text:style-name="P39"/>
      <text:p text:style-name="P44"><draw:frame draw:style-name="fr1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7">or </text:span></text:p>
      <text:p text:style-name="P82"/>
      <text:p text:style-name="P82"><draw:frame draw:style-name="fr1" draw:name="Object81" text:anchor-type="as-char" svg:y="-0.211in" svg:width="2.8799in" svg:height="0.2846in" draw:z-index="60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82"/>
      <text:p text:style-name="P82">where <draw:frame draw:style-name="fr1" draw:name="Object79" text:anchor-type="as-char" svg:y="-0.1634in" svg:width="1.1362in" svg:height="0.2244in" draw:z-index="61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1" draw:name="Object80" text:anchor-type="as-char" svg:y="-0.1744in" svg:width="0.2291in" svg:height="0.2346in" draw:z-index="62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44"><text:s/></text:p>
      <text:p text:style-name="P42"><text:span text:style-name="T19"><draw:frame draw:style-name="fr1" draw:name="Object48" text:anchor-type="as-char" svg:y="-0.198in" svg:width="0.211in" svg:height="0.2583in" draw:z-index="63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matrix composed of the (m-1) x (m-1) identity matrix with p=modulo(n,m-1) extra zero rows . Note we use the fact that <text:s/></text:span><text:span text:style-name="T19"><draw:frame draw:style-name="fr1" draw:name="Object27" text:anchor-type="as-char" svg:y="-0.198in" svg:width="0.9839in" svg:height="0.2583in" draw:z-index="64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</text:span></text:p>
      <text:p text:style-name="P42"/>
      <text:p text:style-name="P41"><text:span text:style-name="T66">j=(n-m-p+2)/2:</text:span><text:span text:style-name="T66"><draw:frame draw:style-name="fr1" draw:name="Object30" text:anchor-type="as-char" svg:y="-0.2807in" svg:width="4.0299in" svg:height="0.5346in" draw:z-index="65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7"/>
      <text:p text:style-name="P39"/>
      <text:p text:style-name="P47">In general, then, the algorithm consists of computing the matrix and vector every (m-1) sets of rows with</text:p>
      <text:p text:style-name="P17"/>
      <text:p text:style-name="P17"><draw:frame draw:style-name="fr1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7"><text:soft-page-break/></text:p>
      <text:p text:style-name="P49"><draw:frame draw:style-name="fr1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47"/>
      <text:p text:style-name="P47"><text:span text:style-name="T51">for</text:span> <text:span text:style-name="T37">n/(m-1) number of times. (integer division)</text:span></text:p>
      <text:p text:style-name="P47"/>
      <text:p text:style-name="P50"><text:span text:style-name="T46">then computing the m-1+p central values needing only </text:span><text:span text:style-name="T39"><draw:frame draw:style-name="fr1" draw:name="Object70" text:anchor-type="as-char" svg:y="-0.1634in" svg:width="0.4138in" svg:height="0.2236in" draw:z-index="66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40">and <text:s/></text:span><text:span text:style-name="T40"><draw:frame draw:style-name="fr1" draw:name="Object71" text:anchor-type="as-char" svg:y="-0.1484in" svg:width="0.3744in" svg:height="0.2091in" draw:z-index="67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40"><text:s/></text:span></text:p>
      <text:p text:style-name="P39"/>
      <text:p text:style-name="P43"><draw:frame draw:style-name="fr1" draw:name="Object29" text:anchor-type="as-char" svg:y="-0.211in" svg:width="3.302in" svg:height="0.2846in" draw:z-index="6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3"/>
      <text:p text:style-name="P82">or </text:p>
      <text:p text:style-name="P82"/>
      <text:p text:style-name="P82"><draw:frame draw:style-name="fr1" draw:name="Object76" text:anchor-type="as-char" svg:y="-0.211in" svg:width="2.8799in" svg:height="0.2846in" draw:z-index="70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82"/>
      <text:p text:style-name="P82">where <draw:frame draw:style-name="fr1" draw:name="Object77" text:anchor-type="as-char" svg:y="-0.1634in" svg:width="1.1362in" svg:height="0.2244in" draw:z-index="71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1" draw:name="Object78" text:anchor-type="as-char" svg:y="-0.1744in" svg:width="0.2291in" svg:height="0.2346in" draw:z-index="73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40"/>
      <text:p text:style-name="P50"><text:span text:style-name="T19">where</text:span><text:span text:style-name="T19"><draw:frame draw:style-name="fr1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1" draw:name="Object66" text:anchor-type="as-char" svg:y="-0.1634in" svg:width="0.2591in" svg:height="0.2236in" draw:z-index="74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47"/>
      <text:p text:style-name="P53">Once the center values are known the stored matrices<text:span text:style-name="T1"><draw:frame draw:style-name="fr1" draw:name="Object12" text:anchor-type="as-char" svg:y="-0.1634in" svg:width="0.2807in" svg:height="0.2236in" draw:z-index="75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1" draw:name="Object13" text:anchor-type="as-char" svg:y="-0.1484in" svg:width="0.2402in" svg:height="0.2091in" draw:z-index="76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3">using </text:span><text:span text:style-name="T53"><draw:frame draw:style-name="fr1" draw:name="Object67" text:anchor-type="as-char" svg:y="-0.1634in" svg:width="1.4909in" svg:height="0.2362in" draw:z-index="77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3">.</text:span></text:p>
      <text:p text:style-name="P47"/>
      <text:p text:style-name="P4">In general, an m-point equation, <text:span text:style-name="T3">with m-odd</text:span>, can be written:</text:p>
      <text:p text:style-name="P4"/>
      <text:p text:style-name="P4"><text:s/><text:span text:style-name="T3">in contrast with </text:span><text:span text:style-name="T3"><draw:frame draw:style-name="fr1" draw:name="Object4" text:anchor-type="as-char" svg:y="-0.2807in" svg:width="0.9638in" svg:height="0.4484in" draw:z-index="48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83"/>
      <text:p text:style-name="P4"/>
      <text:p text:style-name="P4"><text:s/><draw:frame draw:style-name="fr1" draw:name="Object82" text:anchor-type="as-char" svg:y="-0.2807in" svg:width="3.7398in" svg:height="0.4484in" draw:z-index="78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P4"/>
      <text:p text:style-name="P6">where the AB matrix is m x n, with n the number of points, <text:span text:style-name="T66">similar to </text:span>the general LAPACK band matrix (https://www.netlib.org/lapack/lug/node124.html) notation:</text:p>
      <text:p text:style-name="P55"/>
      <text:p text:style-name="P46"><draw:frame draw:style-name="fr1" draw:name="Object6" text:anchor-type="as-char" svg:y="-0.152in" svg:width="3.0547in" svg:height="0.2134in" draw:z-index="22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6"/>
      <text:p text:style-name="P66">or, generalizing when we allow wrapping the periodic coefficients</text:p>
      <text:p text:style-name="P66"/>
      <text:p text:style-name="P66"><draw:frame draw:style-name="fr1" draw:name="Object55" text:anchor-type="as-char" svg:y="-0.152in" svg:width="4.7118in" svg:height="0.2134in" draw:z-index="79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45"/>
      <text:p text:style-name="P57">In the nonperiodic banded matrix, the coefficients AB(i,j)=0 when i+j-(m+1)/2 is &lt; 1 or &gt; n.</text:p>
      <text:p text:style-name="P61">With the above definition of AB[i,j] we have the square (i x k) for each j matrices:</text:p>
      <text:p text:style-name="P16"/>
      <text:p text:style-name="P16"><text:soft-page-break/><draw:frame draw:style-name="fr1" draw:name="Object63" text:anchor-type="as-char" svg:y="-0.3484in" svg:width="4.928in" svg:height="0.6366in" draw:z-index="49"><draw:object xlink:href="./Object 63" xlink:type="simple" xlink:show="embed" xlink:actuate="onLoad"/><draw:image xlink:href="./ObjectReplacements/Object 63" xlink:type="simple" xlink:show="embed" xlink:actuate="onLoad"/></draw:frame></text:p>
      <text:p text:style-name="P16"/>
      <text:p text:style-name="P16"/>
      <text:p text:style-name="P15"><draw:frame draw:style-name="fr1" draw:name="Object64" text:anchor-type="as-char" svg:y="-0.3484in" svg:width="4.898in" svg:height="0.6366in" draw:z-index="50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15"/>
      <text:p text:style-name="P15"><draw:frame draw:style-name="fr1" draw:name="Object65" text:anchor-type="as-char" svg:y="-0.3484in" svg:width="4.3516in" svg:height="0.6366in" draw:z-index="51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15"/>
      <text:p text:style-name="P61"/>
      <text:p text:style-name="P68"><text:span text:style-name="T57">T</text:span>he last Cj<text:span text:style-name="T66">j</text:span> and Pj<text:span text:style-name="T66">j</text:span> are (m-1+p<text:span text:style-name="T57">)</text:span> x (m-1<text:span text:style-name="T57">+</text:span>p<text:span text:style-name="T57">)</text:span>, <text:span text:style-name="T57">which means the last </text:span><text:span text:style-name="T57"><draw:frame draw:style-name="fr1" draw:name="Object62" text:anchor-type="as-char" svg:y="-0.1634in" svg:width="0.2591in" svg:height="0.2236in" draw:z-index="69"><draw:object xlink:href="./Object 62" xlink:type="simple" xlink:show="embed" xlink:actuate="onLoad"/><draw:image xlink:href="./ObjectReplacements/Object 62" xlink:type="simple" xlink:show="embed" xlink:actuate="onLoad"/></draw:frame></text:span><text:span text:style-name="T57">is also </text:span>(m-1+p<text:span text:style-name="T57">)</text:span> x (m-1<text:span text:style-name="T57">+</text:span>p<text:span text:style-name="T57">). In combination we define CjL</text:span></text:p>
      <text:p text:style-name="P68"/>
      <text:p text:style-name="P68"/>
      <text:p text:style-name="P61"><draw:frame draw:style-name="fr1" draw:name="Object35" text:anchor-type="as-char" svg:y="-0.2402in" svg:width="5.2181in" svg:height="0.4209in" draw:z-index="72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61"/>
      <text:p text:style-name="P15">Copyright (c) 2021 <text:s text:c="2"/>Anthony M de Beus</text:p>
      <text:p text:style-name="P15"/>
      <text:p text:style-name="P15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11:48:36.150657319</meta:creation-date>
    <dc:date>2021-03-30T16:59:51.834094977</dc:date>
    <meta:editing-duration>P4DT42S</meta:editing-duration>
    <meta:editing-cycles>90</meta:editing-cycles>
    <meta:generator>LibreOffice/7.1.1.2$Linux_X86_64 LibreOffice_project/10$Build-2</meta:generator>
    <meta:print-date>2021-02-02T11:15:39.552609276</meta:print-date>
    <meta:document-statistic meta:table-count="0" meta:image-count="0" meta:object-count="80" meta:page-count="8" meta:paragraph-count="105" meta:word-count="806" meta:character-count="4576" meta:non-whitespace-character-count="3762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m</mi>
        </munderover>
        <mrow>
          <msub>
            <mi>a</mi>
            <mi mathvariant="italic">ij</mi>
          </msub>
          <msub>
            <mi>z</mi>
            <mrow>
              <mi>i</mi>
              <mo stretchy="false">+</mo>
              <mi>j</mi>
            </mrow>
          </msub>
        </mrow>
      </mrow>
      <mo stretchy="false">=</mo>
      <msub>
        <mi>b</mi>
        <mi>j</mi>
      </msub>
    </mrow>
    <annotation encoding="StarMath 5.0">sum from i=1 to m {a_{ij}z_{ i+j }}=b_{ j }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  <mrow>
                  <mo fence="true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sub jj tilde A sub {jj-1} right rbrace vec { z sub jj } 
+ tilde S sub jj vec { v sub {jj-1} } = vec b sub jj -tilde P sub jj vec { z sub {jj+1} 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stretchy="false">)</mo>
      </mrow>
      <mo stretchy="false">=</mo>
      <mrow>
        <mo fence="true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row>
            <mo fence="true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−</mo>
          <mrow>
            <mo fence="true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2} }  rSup { size 8{""} }  {} ##
z rSub { size 8{j+3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2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3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2} }  rSup { size 8{""} }  {} ##
z rSub { size 8{j+3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row>
                  <mn>2</mn>
                  <mo stretchy="false">∗</mo>
                  <mi mathvariant="italic">KU</mi>
                </mrow>
                <mo stretchy="false">+</mo>
                <mn>2</mn>
                <mo stretchy="false">−</mo>
                <mi mathvariant="italic">mod</mi>
              </mrow>
              <mrow>
                <mo fence="true" form="prefix" stretchy="false">(</mo>
                <mrow>
                  <mrow>
                    <mrow>
                      <mi>N</mi>
                      <mo stretchy="false">+</mo>
                      <mi mathvariant="italic">KU</mi>
                      <mo stretchy="false">+</mo>
                      <mn>1</mn>
                      <mo stretchy="false">+</mo>
                      <mi>i</mi>
                      <mo stretchy="false">−</mo>
                      <mi>j</mi>
                    </mrow>
                    <mi>,</mi>
                    <mi>N</mi>
                  </mrow>
                </mrow>
                <mo fence="true" form="postfix" stretchy="false">)</mo>
              </mrow>
              <mi>,</mi>
              <mi>i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2*KU+2-mod(N+KU+1+i-j,N),i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sub>
      <mi>v</mi>
      <mrow>
        <mi mathvariant="italic">jj</mi>
        <mo stretchy="false">−</mo>
        <mn>1</mn>
      </mrow>
    </msub>
    <annotation encoding="StarMath 5.0">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8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row>
              <mo stretchy="false">−</mo>
              <mi mathvariant="italic">KU</mi>
            </mrow>
          </mrow>
          <mrow>
            <mi>i</mi>
            <mo stretchy="false">=</mo>
            <mi mathvariant="italic">KU</mi>
          </mrow>
        </munderover>
        <mrow>
          <mi mathvariant="italic">AB</mi>
          <mrow>
            <mrow>
              <mo fence="true" form="prefix" stretchy="false">(</mo>
              <mrow>
                <mrow>
                  <mrow>
                    <mi mathvariant="italic">KU</mi>
                    <mo stretchy="false">+</mo>
                    <mn>1</mn>
                    <mo stretchy="false">+</mo>
                    <mi>i</mi>
                  </mrow>
                  <mi>,</mi>
                  <mi>j</mi>
                </mrow>
              </mrow>
              <mo fence="true" form="postfix" stretchy="false">)</mo>
            </mrow>
            <mo stretchy="false">∗</mo>
            <mi>z</mi>
          </mrow>
          <mrow>
            <mo fence="true" form="prefix" stretchy="false">(</mo>
            <mrow>
              <mrow>
                <mrow>
                  <mn>1</mn>
                  <mo stretchy="false">+</mo>
                  <mi mathvariant="italic">mod</mi>
                </mrow>
                <mrow>
                  <mo fence="true" form="prefix" stretchy="false">(</mo>
                  <mrow>
                    <mrow>
                      <mrow>
                        <mi>N</mi>
                        <mo stretchy="false">+</mo>
                        <mi>i</mi>
                        <mo stretchy="false">+</mo>
                        <mi>j</mi>
                        <mo stretchy="false">−</mo>
                        <mn>1</mn>
                      </mrow>
                      <mi>,</mi>
                      <mi>N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  <mo stretchy="false">=</mo>
      <msub>
        <mi>b</mi>
        <mi>j</mi>
      </msub>
    </mrow>
    <annotation encoding="StarMath 5.0">sum from{i=-KU} to{i=KU}{AB(KU+1+i,j)*z(1+mod(N+i+j-1,N))}=b_{ j }   </annotation>
  </semantics>
</math>
</file>

<file path=Object 9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KU+1+i-j,j) = a_{ij} with KU=(m-1)/2 </annotation>
  </semantics>
</math>
</file>